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3" style:family="paragraph"/>
    <style:style style:name="P15" style:parent-style-name="Standard" style:list-style-name="LFO4" style:family="paragraph"/>
    <style:style style:name="P16" style:parent-style-name="Standard" style:list-style-name="LFO4" style:family="paragraph"/>
    <style:style style:name="P17" style:parent-style-name="Standard" style:list-style-name="LFO4" style:family="paragraph"/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Meeting Notes</text:p>
      <text:p text:style-name="Standard"/>
      <text:p text:style-name="Standard">Date of meeting: 12/03/2020</text:p>
      <text:p text:style-name="Standard">Members present: Jarrad, Spencer (absent), James, George, Nabil</text:p>
      <text:p text:style-name="Standard">Length of meeting: 15 minutes</text:p>
      <text:p text:style-name="Standard"/>
      <text:p text:style-name="Standard"/>
      <text:p text:style-name="Standard">What was done last week?:</text:p>
      <text:list text:style-name="LFO1" text:continue-numbering="true">
        <text:list-item>
          <text:p text:style-name="P2">James made progress and repaired the previous error he had regarding the<text:s/>physics system</text:p>
        </text:list-item>
        <text:list-item>
          <text:p text:style-name="P3">Nabil made progress on the model loader</text:p>
        </text:list-item>
        <text:list-item>
          <text:p text:style-name="P4">Jarrad was working on the Score &amp; High Score system.</text:p>
        </text:list-item>
        <text:list-item>
          <text:p text:style-name="P5">George was working on the view port issue, can now load settings from config file, resize and update camera, cleaning up of debugging outputs (standardization).</text:p>
        </text:list-item>
        <text:list-item>
          <text:p text:style-name="P6">Spencer implemented images for the IMGUI buttons.</text:p>
        </text:list-item>
      </text:list>
      <text:p text:style-name="Standard"/>
      <text:p text:style-name="Standard">What wasn’t done last week?:</text:p>
      <text:list text:style-name="LFO2" text:continue-numbering="true">
        <text:list-item>
          <text:p text:style-name="P7">James didn’t fully implement the physics system</text:p>
        </text:list-item>
        <text:list-item>
          <text:p text:style-name="P8">Nabil didn’t fully implement the model loader</text:p>
        </text:list-item>
        <text:list-item>
          <text:p text:style-name="P9">Jarrad didn’t finish life system with GUI</text:p>
        </text:list-item>
        <text:list-item>
          <text:p text:style-name="P10">George is still working on<text:s/>cameras / viewport system</text:p>
        </text:list-item>
      </text:list>
      <text:p text:style-name="Standard"/>
      <text:p text:style-name="Standard">What did we discuss this week?:</text:p>
      <text:list text:style-name="LFO3" text:continue-numbering="true">
        <text:list-item>
          <text:p text:style-name="P11">George will communicate with Nabil to fix some of the issues he has encountered during the implementation of the model loader, Nabil will make a branch of his own so that he may work with<text:s/>George.</text:p>
        </text:list-item>
        <text:list-item>
          <text:p text:style-name="P12">Potentially discussing the use of custom user interfaces towards the end of March depending if we have extra time to make these changes.</text:p>
        </text:list-item>
        <text:list-item>
          <text:p text:style-name="P13">Discussing starting the viva, everyone will write a section on improvements/ individual projects.</text:p>
        </text:list-item>
        <text:list-item>
          <text:p text:style-name="P14">Particle system as the tool that helps the game engine, we need to discuss upon spencer coming back the level editor with time management being considered.</text:p>
        </text:list-item>
      </text:list>
      <text:p text:style-name="Standard"/>
      <text:p text:style-name="Standard">What are we going to do this week?:</text:p>
      <text:list text:style-name="LFO4" text:continue-numbering="true">
        <text:list-item>
          <text:p text:style-name="P15">James will fully implement the physics system</text:p>
        </text:list-item>
        <text:list-item>
          <text:p text:style-name="P16">Jarrad will implement a life system with GUI</text:p>
        </text:list-item>
        <text:list-item>
          <text:p text:style-name="P17">George will fix the view port issue which causes the cube to go off screen after resizing the window.</text:p>
        </text:list-item>
      </text:list>
      <text:p text:style-name="P18"/>
      <text:p text:style-name="P19"/>
      <text:p text:style-name="Standard"/>
      <text:p text:style-name="Standard">Date<text:s/>of next meeting: 19/03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rrad Morden</meta:initial-creator>
    <dc:creator>sd</dc:creator>
    <meta:creation-date>2020-03-12T11:20:00Z</meta:creation-date>
    <dc:date>2020-03-20T08:52:00Z</dc:date>
    <meta:template xlink:href="Normal" xlink:type="simple"/>
    <meta:editing-cycles>4</meta:editing-cycles>
    <meta:editing-duration>PT300S</meta:editing-duration>
    <meta:document-statistic meta:page-count="1" meta:paragraph-count="3" meta:word-count="248" meta:character-count="1659" meta:row-count="11" meta:non-whitespace-character-count="1414"/>
  </office:meta>
</office:document-meta>
</file>